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dbb6" draw:textarea-horizontal-align="justify" draw:textarea-vertical-align="middle" draw:auto-grow-height="false" fo:min-height="2.05cm" fo:min-width="1.9cm"/>
      <style:paragraph-properties style:writing-mode="lr-tb"/>
    </style:style>
    <style:style style:name="gr2" style:family="graphic" style:parent-style-name="standard">
      <style:graphic-properties svg:stroke-color="#000000" draw:fill-color="#ffe994" draw:textarea-horizontal-align="justify" draw:textarea-vertical-align="middle" draw:auto-grow-height="false" fo:min-height="8.65cm" fo:min-width="5.8cm"/>
    </style:style>
    <style:style style:name="gr3" style:family="graphic" style:parent-style-name="standard">
      <style:graphic-properties svg:stroke-color="#000000" draw:fill-color="#ffffd7" draw:textarea-horizontal-align="justify" draw:textarea-vertical-align="middle" draw:auto-grow-height="false" fo:min-height="6.55cm" fo:min-width="4.4cm" draw:shadow="hidden"/>
    </style:style>
    <style:style style:name="gr4" style:family="graphic" style:parent-style-name="objectwithoutfill">
      <style:graphic-properties svg:stroke-color="#000000" draw:fill="solid" draw:fill-color="#729fcf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svg:stroke-color="#000000" draw:fill-color="#f7d1d5" draw:textarea-horizontal-align="justify" draw:textarea-vertical-align="middle" draw:auto-grow-height="false" fo:min-height="5.65cm" fo:min-width="4cm"/>
    </style:style>
    <style:style style:name="gr14" style:family="graphic" style:parent-style-name="standard">
      <style:graphic-properties svg:stroke-color="#000000" draw:fill-color="#f7d1d5" draw:textarea-horizontal-align="justify" draw:textarea-vertical-align="middle" draw:auto-grow-height="false" fo:min-height="3.25cm" fo:min-width="4cm"/>
    </style:style>
    <style:style style:name="gr1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9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1.0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12cm" draw:shadow="hidden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423cm" draw:shadow="hidden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812cm" draw:shadow="hidden"/>
      <style:paragraph-properties style:writing-mode="lr-tb"/>
    </style:style>
    <style:style style:name="gr29" style:family="graphic" style:parent-style-name="objectwithoutfill">
      <style:graphic-properties svg:stroke-color="#000000" draw:fill="solid" draw:fill-color="#729fcf" draw:textarea-vertical-align="middle" draw:shadow="hidden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dbb6"/>
      <style:paragraph-properties fo:text-align="center" style:writing-mode="lr-tb"/>
    </style:style>
    <style:style style:name="P3" style:family="paragraph">
      <loext:graphic-properties draw:fill-color="#ffe994"/>
      <style:paragraph-properties fo:text-align="center"/>
    </style:style>
    <style:style style:name="P4" style:family="paragraph">
      <loext:graphic-properties draw:fill-color="#ffffd7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7d1d5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2.3cm" svg:x="1.6cm" svg:y="13.8cm">
          <text:p text:style-name="P1">10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cm" svg:height="8.9cm" svg:x="6.9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9cm" svg:height="6.8cm" svg:x="18.8cm" svg:y="11.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cm" svg:y1="12cm" svg:x2="13.2cm" svg:y2="12.1cm">
          <text:p/>
        </draw:line>
        <draw:line draw:style-name="gr4" draw:text-style-name="P5" draw:layer="layout" svg:x1="6.9cm" svg:y1="13.9cm" svg:x2="13.1cm" svg:y2="13.9cm">
          <text:p/>
        </draw:line>
        <draw:line draw:style-name="gr4" draw:text-style-name="P5" draw:layer="layout" svg:x1="6.8cm" svg:y1="15.6cm" svg:x2="13.1cm" svg:y2="15.6cm">
          <text:p/>
        </draw:line>
        <draw:line draw:style-name="gr4" draw:text-style-name="P5" draw:layer="layout" svg:x1="7cm" svg:y1="17.1cm" svg:x2="13.1cm" svg:y2="17.2cm">
          <text:p/>
        </draw:line>
        <draw:line draw:style-name="gr4" draw:text-style-name="P5" draw:layer="layout" svg:x1="18.8cm" svg:y1="13.7cm" svg:x2="23.6cm" svg:y2="13.7cm">
          <text:p/>
        </draw:line>
        <draw:line draw:style-name="gr4" draw:text-style-name="P5" draw:layer="layout" svg:x1="18.9cm" svg:y1="16cm" svg:x2="23.7cm" svg:y2="16cm">
          <text:p/>
        </draw:line>
        <draw:line draw:style-name="gr5" draw:text-style-name="P5" draw:layer="layout" svg:x1="3.1cm" svg:y1="13.8cm" svg:x2="7cm" svg:y2="10.8cm">
          <text:p/>
        </draw:line>
        <draw:line draw:style-name="gr5" draw:text-style-name="P5" draw:layer="layout" svg:x1="13.2cm" svg:y1="10.4cm" svg:x2="18.9cm" svg:y2="11.8cm">
          <text:p/>
        </draw:line>
        <draw:frame draw:style-name="gr6" draw:text-style-name="P6" draw:layer="layout" svg:width="2.157cm" svg:height="0.962cm" svg:x="1.543cm" svg:y="12.938cm">
          <draw:text-box draw:corner-radius="0.5cm">
            <text:p>BA_D</text:p>
          </draw:text-box>
        </draw:frame>
        <draw:frame draw:style-name="gr7" draw:text-style-name="P6" draw:layer="layout" svg:width="3.1cm" svg:height="0.962cm" svg:x="8.7cm" svg:y="8.938cm">
          <draw:text-box>
            <text:p><text:s text:c="3"/>dobj</text:p>
          </draw:text-box>
        </draw:frame>
        <draw:frame draw:style-name="gr8" draw:text-style-name="P6" draw:layer="layout" svg:width="2.7cm" svg:height="1.138cm" svg:x="19.8cm" svg:y="10.162cm">
          <draw:text-box>
            <text:p>VPTR</text:p>
          </draw:text-box>
        </draw:frame>
        <draw:frame draw:style-name="gr9" draw:text-style-name="P6" draw:layer="layout" svg:width="1.9cm" svg:height="1.673cm" svg:x="5.6cm" svg:y="9.6cm">
          <draw:text-box>
            <text:p>100</text:p>
          </draw:text-box>
        </draw:frame>
        <draw:frame draw:style-name="gr10" draw:text-style-name="P6" draw:layer="layout" svg:width="1.9cm" svg:height="1.3cm" svg:x="5.5cm" svg:y="11.6cm">
          <draw:text-box>
            <text:p>108</text:p>
          </draw:text-box>
        </draw:frame>
        <draw:frame draw:style-name="gr11" draw:text-style-name="P6" draw:layer="layout" svg:width="1.8cm" svg:height="1.2cm" svg:x="5.6cm" svg:y="13.3cm">
          <draw:text-box draw:corner-radius="0.2cm">
            <text:p>112</text:p>
          </draw:text-box>
        </draw:frame>
        <draw:frame draw:style-name="gr12" draw:text-style-name="P6" draw:layer="layout" svg:width="1.9cm" svg:height="1cm" svg:x="5.6cm" svg:y="15.1cm">
          <draw:text-box>
            <text:p>116</text:p>
          </draw:text-box>
        </draw:frame>
        <draw:frame draw:style-name="gr7" draw:text-style-name="P6" draw:layer="layout" svg:width="1.728cm" svg:height="0.962cm" svg:x="5.5cm" svg:y="16.838cm">
          <draw:text-box draw:corner-radius="0.1cm">
            <text:p>120</text:p>
          </draw:text-box>
        </draw:frame>
        <draw:frame draw:style-name="gr7" draw:text-style-name="P6" draw:layer="layout" svg:width="1.6cm" svg:height="0.962cm" svg:x="5.5cm" svg:y="18.438cm">
          <draw:text-box>
            <text:p>124</text:p>
          </draw:text-box>
        </draw:frame>
        <draw:custom-shape draw:style-name="gr13" draw:text-style-name="P7" draw:layer="layout" svg:width="4.5cm" svg:height="5.9cm" svg:x="3cm" svg:y="3.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cm" svg:y1="5.1cm" svg:x2="7.5cm" svg:y2="5.1cm">
          <text:p/>
        </draw:line>
        <draw:line draw:style-name="gr4" draw:text-style-name="P5" draw:layer="layout" svg:x1="3cm" svg:y1="7.2cm" svg:x2="7.4cm" svg:y2="7.2cm">
          <text:p/>
        </draw:line>
        <draw:custom-shape draw:style-name="gr14" draw:text-style-name="P7" draw:layer="layout" svg:width="4.5cm" svg:height="3.5cm" svg:x="12.5cm" svg:y="3.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2.5cm" svg:y1="5.1cm" svg:x2="17cm" svg:y2="5.1cm">
          <text:p/>
        </draw:line>
        <draw:frame draw:style-name="gr7" draw:text-style-name="P6" draw:layer="layout" svg:width="3.1cm" svg:height="0.962cm" svg:x="3.5cm" svg:y="2.138cm">
          <draw:text-box>
            <text:p>bobj</text:p>
          </draw:text-box>
        </draw:frame>
        <draw:frame draw:style-name="gr12" draw:text-style-name="P6" draw:layer="layout" svg:width="2.5cm" svg:height="1cm" svg:x="13.8cm" svg:y="2.8cm">
          <draw:text-box>
            <text:p>VPTR</text:p>
          </draw:text-box>
        </draw:frame>
        <draw:frame draw:style-name="gr11" draw:text-style-name="P6" draw:layer="layout" svg:width="1.3cm" svg:height="1.2cm" svg:x="2cm" svg:y="2.9cm">
          <draw:text-box>
            <text:p>50</text:p>
          </draw:text-box>
        </draw:frame>
        <draw:frame draw:style-name="gr15" draw:text-style-name="P6" draw:layer="layout" svg:width="1.4cm" svg:height="1.4cm" svg:x="1.9cm" svg:y="4.8cm">
          <draw:text-box>
            <text:p>58</text:p>
          </draw:text-box>
        </draw:frame>
        <draw:frame draw:style-name="gr11" draw:text-style-name="P6" draw:layer="layout" svg:width="1.5cm" svg:height="1.2cm" svg:x="2cm" svg:y="6.6cm">
          <draw:text-box>
            <text:p>62</text:p>
          </draw:text-box>
        </draw:frame>
        <draw:frame draw:style-name="gr16" draw:text-style-name="P6" draw:layer="layout" svg:width="1.7cm" svg:height="1.7cm" svg:x="2cm" svg:y="8.5cm">
          <draw:text-box>
            <text:p>66</text:p>
          </draw:text-box>
        </draw:frame>
        <draw:frame draw:style-name="gr7" draw:text-style-name="P6" draw:layer="layout" svg:width="1.6cm" svg:height="0.962cm" svg:x="11.3cm" svg:y="3.3cm">
          <draw:text-box>
            <text:p>70</text:p>
          </draw:text-box>
        </draw:frame>
        <draw:frame draw:style-name="gr9" draw:text-style-name="P6" draw:layer="layout" svg:width="1.8cm" svg:height="1.673cm" svg:x="11.5cm" svg:y="4.727cm">
          <draw:text-box draw:corner-radius="0.4cm">
            <text:p>74</text:p>
          </draw:text-box>
        </draw:frame>
        <draw:frame draw:style-name="gr17" draw:text-style-name="P6" draw:layer="layout" svg:width="1.705cm" svg:height="0.962cm" svg:x="11.395cm" svg:y="6.5cm">
          <draw:text-box>
            <text:p>78</text:p>
          </draw:text-box>
        </draw:frame>
        <draw:frame draw:style-name="gr18" draw:text-style-name="P8" draw:layer="layout" svg:width="0.502cm" svg:height="1.187cm" svg:x="11.2cm" svg:y="4.7cm">
          <draw:text-box>
            <text:p/>
          </draw:text-box>
        </draw:frame>
        <draw:line draw:style-name="gr5" draw:text-style-name="P5" draw:layer="layout" svg:x1="7.4cm" svg:y1="4.1cm" svg:x2="12.6cm" svg:y2="4.3cm">
          <text:p/>
        </draw:line>
        <draw:frame draw:style-name="gr19" draw:text-style-name="P6" draw:layer="layout" svg:width="1.7cm" svg:height="1.1cm" svg:x="17.4cm" svg:y="10.7cm">
          <draw:text-box>
            <text:p>400</text:p>
          </draw:text-box>
        </draw:frame>
        <draw:frame draw:style-name="gr19" draw:text-style-name="P6" draw:layer="layout" svg:width="1.7cm" svg:height="1.1cm" svg:x="17.4cm" svg:y="13.3cm">
          <draw:text-box>
            <text:p>404</text:p>
          </draw:text-box>
        </draw:frame>
        <draw:frame draw:style-name="gr20" draw:text-style-name="P6" draw:layer="layout" svg:width="1.6cm" svg:height="2.384cm" svg:x="17.4cm" svg:y="15.7cm">
          <draw:text-box>
            <text:p>408</text:p>
          </draw:text-box>
        </draw:frame>
        <draw:frame draw:style-name="gr11" draw:text-style-name="P6" draw:layer="layout" svg:width="2.3cm" svg:height="1.2cm" svg:x="17.4cm" svg:y="17.5cm">
          <draw:text-box>
            <text:p>412</text:p>
          </draw:text-box>
        </draw:frame>
        <draw:frame draw:style-name="gr10" draw:text-style-name="P6" draw:layer="layout" svg:width="1.3cm" svg:height="1.3cm" svg:x="0.9cm" svg:y="15.9cm">
          <draw:text-box>
            <text:p>80</text:p>
          </draw:text-box>
        </draw:frame>
        <draw:frame draw:style-name="gr21" draw:text-style-name="P6" draw:layer="layout" svg:width="1.9cm" svg:height="1.5cm" svg:x="3.5cm" svg:y="16.1cm">
          <draw:text-box>
            <text:p>84</text:p>
          </draw:text-box>
        </draw:frame>
        <draw:frame draw:style-name="gr7" draw:text-style-name="P6" draw:layer="layout" svg:width="2.1cm" svg:height="0.962cm" svg:x="9.4cm" svg:y="10.8cm">
          <draw:text-box>
            <text:p>400</text:p>
          </draw:text-box>
        </draw:frame>
        <draw:frame draw:style-name="gr9" draw:text-style-name="P6" draw:layer="layout" svg:width="2.4cm" svg:height="1.673cm" svg:x="7.3cm" svg:y="4.027cm">
          <draw:text-box>
            <text:p>VPTR</text:p>
          </draw:text-box>
        </draw:frame>
        <draw:frame draw:style-name="gr19" draw:text-style-name="P6" draw:layer="layout" svg:width="2.8cm" svg:height="1.1cm" svg:x="7.4cm" svg:y="5.8cm">
          <draw:text-box>
            <text:p>Base::i</text:p>
          </draw:text-box>
        </draw:frame>
        <draw:frame draw:style-name="gr7" draw:text-style-name="P6" draw:layer="layout" svg:width="2.7cm" svg:height="0.962cm" svg:x="7.4cm" svg:y="7.6cm">
          <draw:text-box>
            <text:p>Base::j</text:p>
          </draw:text-box>
        </draw:frame>
        <draw:frame draw:style-name="gr22" draw:text-style-name="P10" draw:layer="layout" svg:width="2.9cm" svg:height="1.673cm" svg:x="13.2cm" svg:y="12.527cm">
          <draw:text-box>
            <text:p text:style-name="P9">Base::i</text:p>
          </draw:text-box>
        </draw:frame>
        <draw:frame draw:style-name="gr23" draw:text-style-name="P10" draw:layer="layout" svg:width="2.9cm" svg:height="1.3cm" svg:x="13.2cm" svg:y="14.4cm">
          <draw:text-box>
            <text:p text:style-name="P9">Base::j</text:p>
          </draw:text-box>
        </draw:frame>
        <draw:frame draw:style-name="gr7" draw:text-style-name="P6" draw:layer="layout" svg:width="3.6cm" svg:height="0.962cm" svg:x="13.2cm" svg:y="16.038cm">
          <draw:text-box>
            <text:p>Derived::x</text:p>
          </draw:text-box>
        </draw:frame>
        <draw:frame draw:style-name="gr17" draw:text-style-name="P6" draw:layer="layout" svg:width="3.5cm" svg:height="0.962cm" svg:x="13.2cm" svg:y="17.638cm">
          <draw:text-box>
            <text:p>Derived::y</text:p>
          </draw:text-box>
        </draw:frame>
        <draw:frame draw:style-name="gr24" draw:text-style-name="P6" draw:layer="layout" svg:width="2.195cm" svg:height="0.962cm" svg:x="13.105cm" svg:y="10.838cm">
          <draw:text-box>
            <text:p>VPTR</text:p>
          </draw:text-box>
        </draw:frame>
        <draw:frame draw:style-name="gr18" draw:text-style-name="P8" draw:layer="layout" svg:width="0.502cm" svg:height="1.187cm" svg:x="21.7cm" svg:y="7.3cm">
          <draw:text-box>
            <text:p/>
          </draw:text-box>
        </draw:frame>
        <draw:frame draw:style-name="gr12" draw:text-style-name="P6" draw:layer="layout" svg:width="2.1cm" svg:height="1cm" svg:x="13.8cm" svg:y="4cm">
          <draw:text-box>
            <text:p>1000</text:p>
          </draw:text-box>
        </draw:frame>
        <draw:frame draw:style-name="gr25" draw:text-style-name="P6" draw:layer="layout" svg:width="1.907cm" svg:height="0.962cm" svg:x="13.893cm" svg:y="5.638cm">
          <draw:text-box>
            <text:p>2000</text:p>
          </draw:text-box>
        </draw:frame>
        <draw:frame draw:style-name="gr9" draw:text-style-name="P6" draw:layer="layout" svg:width="3cm" svg:height="1.673cm" svg:x="20.1cm" svg:y="11.627cm">
          <draw:text-box>
            <text:p>1000</text:p>
            <text:p>4000</text:p>
          </draw:text-box>
        </draw:frame>
        <draw:frame draw:style-name="gr10" draw:text-style-name="P6" draw:layer="layout" svg:width="2.6cm" svg:height="1.3cm" svg:x="20.2cm" svg:y="14.5cm">
          <draw:text-box>
            <text:p>2000</text:p>
          </draw:text-box>
        </draw:frame>
        <draw:frame draw:style-name="gr26" draw:text-style-name="P6" draw:layer="layout" svg:width="2.5cm" svg:height="0.962cm" svg:x="20.3cm" svg:y="16.5cm">
          <draw:text-box>
            <text:p>6000</text:p>
          </draw:text-box>
        </draw:frame>
        <draw:frame draw:style-name="gr26" draw:text-style-name="P6" draw:layer="layout" svg:width="4.5cm" svg:height="0.962cm" svg:x="16.9cm" svg:y="4.038cm">
          <draw:text-box>
            <text:p>Base::fun()</text:p>
          </draw:text-box>
        </draw:frame>
        <draw:frame draw:style-name="gr26" draw:text-style-name="P6" draw:layer="layout" svg:width="3.8cm" svg:height="0.962cm" svg:x="16.9cm" svg:y="5.938cm">
          <draw:text-box draw:corner-radius="0.2cm">
            <text:p>Base::gun()</text:p>
          </draw:text-box>
        </draw:frame>
        <draw:frame draw:style-name="gr26" draw:text-style-name="P6" draw:layer="layout" svg:width="3.8cm" svg:height="0.962cm" svg:x="23.5cm" svg:y="11.2cm">
          <draw:text-box>
            <text:p>Base::fun()</text:p>
          </draw:text-box>
        </draw:frame>
        <draw:frame draw:style-name="gr27" draw:text-style-name="P6" draw:layer="layout" svg:width="4.6cm" svg:height="1.673cm" svg:x="23.6cm" svg:y="12.5cm">
          <draw:text-box>
            <text:p>Derived::fun()</text:p>
          </draw:text-box>
        </draw:frame>
        <draw:frame draw:style-name="gr26" draw:text-style-name="P6" draw:layer="layout" svg:width="4.4cm" svg:height="0.962cm" svg:x="23.6cm" svg:y="14.5cm">
          <draw:text-box>
            <text:p>Base::gun()</text:p>
          </draw:text-box>
        </draw:frame>
        <draw:frame draw:style-name="gr27" draw:text-style-name="P6" draw:layer="layout" svg:width="4.8cm" svg:height="1.673cm" svg:x="23.5cm" svg:y="16.4cm">
          <draw:text-box>
            <text:p>Derived::run()</text:p>
          </draw:text-box>
        </draw:frame>
        <draw:frame draw:style-name="gr26" draw:text-style-name="P6" draw:layer="layout" svg:width="0.7cm" svg:height="0.962cm" svg:x="10cm" svg:y="3.538cm">
          <draw:text-box>
            <text:p>*</text:p>
          </draw:text-box>
        </draw:frame>
        <draw:frame draw:style-name="gr26" draw:text-style-name="P6" draw:layer="layout" svg:width="1.1cm" svg:height="0.962cm" svg:x="4cm" svg:y="12.038cm">
          <draw:text-box>
            <text:p>*</text:p>
          </draw:text-box>
        </draw:frame>
        <draw:frame draw:style-name="gr26" draw:text-style-name="P6" draw:layer="layout" svg:width="1.3cm" svg:height="0.962cm" svg:x="15.6cm" svg:y="10.438cm">
          <draw:text-box>
            <text:p>*</text:p>
          </draw:text-box>
        </draw:frame>
        <draw:frame draw:style-name="gr28" draw:text-style-name="P6" draw:layer="layout" svg:width="1.8cm" svg:height="1.062cm" svg:x="4.4cm" svg:y="3.7cm">
          <draw:text-box>
            <text:p>70</text:p>
          </draw:text-box>
        </draw:frame>
        <draw:frame draw:style-name="gr27" draw:text-style-name="P6" draw:layer="layout" svg:width="7.7cm" svg:height="1.673cm" svg:x="16.3cm" svg:y="2.8cm">
          <draw:text-box>
            <text:p>(Base class virtual table)</text:p>
          </draw:text-box>
        </draw:frame>
        <draw:frame draw:style-name="gr27" draw:text-style-name="P6" draw:layer="layout" svg:width="8.7cm" svg:height="1.673cm" svg:x="22.1cm" svg:y="9.4cm">
          <draw:text-box>
            <text:p>(Derived class</text:p>
            <text:p><text:s/>virtual table)</text:p>
          </draw:text-box>
        </draw:frame>
        <draw:line draw:style-name="gr29" draw:text-style-name="P5" draw:layer="layout" svg:x1="20cm" svg:y1="12.3cm" svg:x2="22.2cm" svg:y2="11.9cm">
          <text:p/>
        </draw:line>
        <draw:line draw:style-name="gr29" draw:text-style-name="P5" draw:layer="layout" svg:x1="23.9cm" svg:y1="11.9cm" svg:x2="26.9cm" svg:y2="11.4cm">
          <text:p/>
        </draw:line>
        <draw:frame draw:style-name="gr7" draw:text-style-name="P6" draw:layer="layout" svg:width="3.716cm" svg:height="0.962cm" svg:x="5.3cm" svg:y="2.2cm">
          <draw:text-box>
            <text:p>(16 byte)</text:p>
          </draw:text-box>
        </draw:frame>
        <draw:frame draw:style-name="gr7" draw:text-style-name="P6" draw:layer="layout" svg:width="3.1cm" svg:height="0.962cm" svg:x="11.2cm" svg:y="9.2cm">
          <draw:text-box>
            <text:p>(24 byte)</text:p>
          </draw:text-box>
        </draw:frame>
        <draw:frame draw:style-name="gr9" draw:text-style-name="P6" draw:layer="layout" svg:width="26.6cm" svg:height="1.673cm" svg:x="1.4cm" svg:y="1.027cm">
          <draw:text-box>
            <text:p>Note:All the addresses are imaginary addresses of pointers and functions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1:10:56.988230866</meta:creation-date>
    <dc:date>2020-10-21T13:15:18.101285502</dc:date>
    <meta:editing-duration>PT15M50S</meta:editing-duration>
    <meta:editing-cycles>3</meta:editing-cycles>
    <meta:generator>LibreOffice/6.4.6.2$Linux_X86_64 LibreOffice_project/40$Build-2</meta:generator>
    <meta:document-statistic meta:object-count="74"/>
  </office:meta>
</office:document-meta>
</file>